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Manual Técnico: Modelos de Base de Datos (ORM)</text:h>
      <text:p text:style-name="Text_20_body"><text:span text:style-name="T1">Archivo:</text:span> <text:span text:style-name="Source_20_Text">proyecto-erp/backend/app/models/productos.py</text:span></text:p>
      <text:h text:style-name="Heading_20_2" text:outline-level="2">1. Propósito General del Archivo</text:h>
      <text:p text:style-name="Text_20_body">Este archivo utiliza una tecnología llamada <text:span text:style-name="T1">SQLAlchemy</text:span>, que es un ORM (Object-Relational Mapper). Su propósito principal es <text:span text:style-name="T1">"traducir" tablas de una base de datos relacional a Clases de Python</text:span>.</text:p>
      <text:p text:style-name="Text_20_body">Gracias a este archivo, el equipo de desarrollo nunca tiene que escribir código SQL puro (como <text:span text:style-name="Source_20_Text">SELECT * FROM productos WHERE id = 5</text:span>) dentro de la lógica del programa. En su lugar, interactúan con los datos utilizando objetos de Python (ej. <text:span text:style-name="Source_20_Text">producto.nombre = "Nuevo nombre"</text:span>). Esto hace que el código sea más seguro contra ataques (como inyección SQL) y mucho más fácil de mantener.</text:p>
      <text:h text:style-name="Heading_20_2" text:outline-level="2">2. Herramientas Clave (Importaciones)</text:h>
      <text:list text:style-name="L1">
        <text:list-item>
          <text:p text:style-name="P2"><text:span text:style-name="Source_20_Text"><text:span text:style-name="T1">Base</text:span></text:span><text:span text:style-name="T1">:</text:span> Es la clase fundacional de la que heredan todos nuestros modelos. Le dice a SQLAlchemy que esta clase representa una tabla real en la base de datos.</text:p>
        </text:list-item>
        <text:list-item>
          <text:p text:style-name="P2"><text:span text:style-name="Source_20_Text"><text:span text:style-name="T1">Column</text:span></text:span><text:span text:style-name="T1">, </text:span><text:span text:style-name="Source_20_Text"><text:span text:style-name="T1">Integer</text:span></text:span><text:span text:style-name="T1">, </text:span><text:span text:style-name="Source_20_Text"><text:span text:style-name="T1">String</text:span></text:span><text:span text:style-name="T1">, </text:span><text:span text:style-name="Source_20_Text"><text:span text:style-name="T1">DECIMAL</text:span></text:span><text:span text:style-name="T1">, etc.:</text:span> Son los tipos de datos exactos que SQLAlchemy usará para crear o leer las columnas en la base de datos.</text:p>
        </text:list-item>
        <text:list-item>
          <text:p text:style-name="P2"><text:span text:style-name="Source_20_Text"><text:span text:style-name="T1">CheckConstraint</text:span></text:span><text:span text:style-name="T1">, </text:span><text:span text:style-name="Source_20_Text"><text:span text:style-name="T1">ForeignKeyConstraint</text:span></text:span><text:span text:style-name="T1">, </text:span><text:span text:style-name="Source_20_Text"><text:span text:style-name="T1">Index</text:span></text:span><text:span text:style-name="T1">:</text:span> Herramientas para proteger la integridad de los datos directamente a nivel de base de datos.</text:p>
        </text:list-item>
        <text:list-item>
          <text:p text:style-name="P2"><text:span text:style-name="Source_20_Text"><text:span text:style-name="T1">Mapped</text:span></text:span><text:span text:style-name="T1"> y </text:span><text:span text:style-name="Source_20_Text"><text:span text:style-name="T1">mapped_column</text:span></text:span><text:span text:style-name="T1">:</text:span> Es la sintaxis moderna (versión 2.0) de SQLAlchemy. Define fuertemente los tipos de datos para que el editor de código (como VS Code) pueda ayudarnos con el autocompletado y detectar errores antes de ejecutar el código.</text:p>
        </text:list-item>
        <text:list-item>
          <text:p text:style-name="P2"><text:span text:style-name="Source_20_Text"><text:span text:style-name="T1">relationship</text:span></text:span><text:span text:style-name="T1">:</text:span> La función "mágica" que conecta unas tablas con otras.</text:p>
        </text:list-item>
      </text:list>
      <text:p text:style-name="Horizontal_20_Line"/>
      <text:h text:style-name="Heading_20_2" text:outline-level="2">3. Desglose de la Clase <text:span text:style-name="Source_20_Text">Productos</text:span></text:h>
      <text:p text:style-name="Text_20_body">La clase <text:span text:style-name="Source_20_Text">Productos</text:span> se divide en tres partes principales:</text:p>
      <text:h text:style-name="Heading_20_3" text:outline-level="3">⚙️ A. Configuración de la Tabla (<text:span text:style-name="Source_20_Text">__tablename__</text:span> y <text:span text:style-name="Source_20_Text">__table_args__</text:span>)</text:h>
      <text:p text:style-name="P3">Python</text:p>
      <text:p text:style-name="Preformatted_20_Text"><text:soft-page-break/><text:span text:style-name="Source_20_Text">__tablename__ = 'productos'</text:span></text:p>
      <text:p text:style-name="Preformatted_20_Text"><text:span text:style-name="Source_20_Text">__table_args__ = (</text:span></text:p>
      <text:p text:style-name="Preformatted_20_Text"><text:span text:style-name="Source_20_Text"><text:s text:c="4"/>CheckConstraint('(`precio` &gt;= 0)', name='productos_chk_1'),</text:span></text:p>
      <text:p text:style-name="Preformatted_20_Text"><text:span text:style-name="Source_20_Text"><text:s text:c="4"/>ForeignKeyConstraint(['id_categoria'], ['categorias.id_categoria'], ...),</text:span></text:p>
      <text:p text:style-name="Preformatted_20_Text"><text:span text:style-name="Source_20_Text"><text:s text:c="4"/>Index('codigo', 'codigo', unique=True),</text:span></text:p>
      <text:p text:style-name="Preformatted_20_Text"><text:span text:style-name="Source_20_Text"><text:s text:c="4"/># ... otros índices</text:span></text:p>
      <text:p text:style-name="P1"><text:span text:style-name="Source_20_Text">)</text:span></text:p>
      <text:list text:style-name="L2">
        <text:list-item>
          <text:p text:style-name="P4"><text:span text:style-name="Source_20_Text"><text:span text:style-name="T1">__tablename__</text:span></text:span><text:span text:style-name="T1">:</text:span> Define exactamente cómo se llamará la tabla en tu motor de base de datos (por ejemplo, en MySQL o PostgreSQL).</text:p>
        </text:list-item>
        <text:list-item>
          <text:p text:style-name="P4"><text:span text:style-name="T1">Restricciones (Constraints):</text:span> <text:span text:style-name="Source_20_Text">CheckConstraint</text:span> es una regla estricta. Si por error el código intenta guardar un producto con precio <text:span text:style-name="Source_20_Text">-50</text:span>, la base de datos lo bloqueará gracias a esta línea.</text:p>
        </text:list-item>
        <text:list-item>
          <text:p text:style-name="P4"><text:span text:style-name="T1">Índices (Indexes):</text:span> El índice sobre <text:span text:style-name="Source_20_Text">codigo</text:span> con <text:span text:style-name="Source_20_Text">unique=True</text:span> hace dos cosas: evita que existan dos productos con el mismo código, y hace que las búsquedas por código sean extremadamente rápidas.</text:p>
        </text:list-item>
      </text:list>
      <text:h text:style-name="Heading_20_3" text:outline-level="3">📝 B. Definición de Columnas</text:h>
      <text:p text:style-name="P3">Python</text:p>
      <text:p text:style-name="Preformatted_20_Text"><text:span text:style-name="Source_20_Text">id_producto: Mapped[int] = mapped_column(Integer, primary_key=True)</text:span></text:p>
      <text:p text:style-name="Preformatted_20_Text"><text:span text:style-name="Source_20_Text">nombre: Mapped[str] = mapped_column(String(100), nullable=False)</text:span></text:p>
      <text:p text:style-name="Preformatted_20_Text"><text:span text:style-name="Source_20_Text">codigo: Mapped[str] = mapped_column(String(50), nullable=False)</text:span></text:p>
      <text:p text:style-name="Preformatted_20_Text"><text:span text:style-name="Source_20_Text">precio: Mapped[decimal.Decimal] = mapped_column(DECIMAL(10, 2), nullable=False)</text:span></text:p>
      <text:p text:style-name="Preformatted_20_Text"><text:span text:style-name="Source_20_Text">estatus: Mapped[str] = mapped_column(String(20), nullable=False, server_default=text("'activo'"))</text:span></text:p>
      <text:p text:style-name="P1"><text:span text:style-name="Source_20_Text"># ... </text:span></text:p>
      <text:list text:style-name="L3">
        <text:list-item>
          <text:p text:style-name="P5">Cada línea representa una columna física en la tabla.</text:p>
        </text:list-item>
        <text:list-item>
          <text:p text:style-name="P5"><text:span text:style-name="Source_20_Text"><text:span text:style-name="T1">primary_key=True</text:span></text:span><text:span text:style-name="T1">:</text:span> Le indica a la base de datos que <text:span text:style-name="Source_20_Text">id_producto</text:span> es el identificador único e irrepetible de cada fila.</text:p>
        </text:list-item>
        <text:list-item>
          <text:p text:style-name="P5"><text:span text:style-name="Source_20_Text"><text:span text:style-name="T1">nullable=False</text:span></text:span><text:span text:style-name="T1">:</text:span> Significa que este campo es estrictamente obligatorio a nivel de base de datos (no puede ser <text:span text:style-name="Source_20_Text">NULL</text:span>).</text:p>
        </text:list-item>
        <text:list-item>
          <text:p text:style-name="P5"><text:span text:style-name="Source_20_Text"><text:span text:style-name="T1">DECIMAL(10, 2)</text:span></text:span><text:span text:style-name="T1">:</text:span> Muy importante para dinero o medidas precisas. Significa que el número puede tener hasta 10 dígitos en total, de los cuales 2 son decimales (ej. <text:span text:style-name="Source_20_Text">99999999.99</text:span>).</text:p>
        </text:list-item>
      </text:list>
      <text:h text:style-name="Heading_20_3" text:outline-level="3">🔗 C. Las Relaciones (<text:span text:style-name="Source_20_Text">relationship</text:span>)</text:h>
      <text:p text:style-name="P3">Python</text:p>
      <text:p text:style-name="Preformatted_20_Text"><text:span text:style-name="Source_20_Text">categorias: Mapped['Categorias'] = relationship('Categorias', back_populates='productos')</text:span></text:p>
      <text:p text:style-name="Preformatted_20_Text"><text:span text:style-name="Source_20_Text">marcas: Mapped['Marcas'] = relationship('Marcas', back_populates='productos')</text:span></text:p>
      <text:p text:style-name="P1"><text:span text:style-name="Source_20_Text"># ... muchas otras relaciones (compras, movimientos, pedidos, etc.)</text:span></text:p>
      <text:list text:style-name="L4">
        <text:list-item>
          <text:p text:style-name="P6"><text:soft-page-break/><text:span text:style-name="T1">¿Qué hacen?:</text:span> Estas líneas <text:span text:style-name="T1">NO</text:span> crean columnas en la base de datos. Son "puentes virtuales" exclusivos para Python.</text:p>
        </text:list-item>
        <text:list-item>
          <text:p text:style-name="P6"><text:span text:style-name="T1">El poder del ORM:</text:span> Si tienes un objeto <text:span text:style-name="Source_20_Text">mi_producto</text:span>, puedes escribir <text:span text:style-name="Source_20_Text">mi_producto.marcas.nombre</text:span> para saber qué marca tiene. SQLAlchemy construirá y ejecutará la consulta <text:span text:style-name="Source_20_Text">JOIN</text:span> detrás de escena automáticamente.</text:p>
        </text:list-item>
        <text:list-item>
          <text:p text:style-name="P6"><text:span text:style-name="Source_20_Text"><text:span text:style-name="T1">back_populates</text:span></text:span><text:span text:style-name="T1">:</text:span> Es bidireccional. Le dice a SQLAlchemy: <text:span text:style-name="T2">"Oye, en la clase Categorias también hay una relación que apunta hacia mí llamada 'productos'. Mantenlas sincronizadas"</text:span>. Esto permite que desde una categoría puedas acceder a todos sus productos (<text:span text:style-name="Source_20_Text">mi_categoria.productos</text:span>).</text:p>
        </text:list-item>
        <text:list-item>
          <text:p text:style-name="P6">Como puedes ver al final del archivo, un producto es un nodo central en tu sistema (ERP), ya que se conecta con inventario, compras, ventas, envíos y devolucion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6:32:15.175927704</meta:creation-date>
    <dc:date>2026-04-23T16:32:31.107109577</dc:date>
    <meta:editing-duration>PT16S</meta:editing-duration>
    <meta:editing-cycles>1</meta:editing-cycles>
    <meta:document-statistic meta:table-count="0" meta:image-count="0" meta:object-count="0" meta:page-count="3" meta:paragraph-count="46" meta:word-count="621" meta:character-count="4313" meta:non-whitespace-character-count="3737"/>
    <meta:generator>LibreOffice/24.2.7.2$Linux_X86_64 LibreOffice_project/420$Build-2</meta:generator>
  </office:meta>
</office:document-meta>
</file>